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36pt" officeooo:rsid="001e3ee6" officeooo:paragraph-rsid="001e3ee6" style:font-size-asian="31.5pt" style:font-size-complex="36pt"/>
    </style:style>
    <style:style style:name="P2" style:family="paragraph" style:parent-style-name="Standard">
      <style:paragraph-properties fo:text-align="center" style:justify-single-word="false"/>
      <style:text-properties fo:font-size="36pt" fo:font-weight="bold" officeooo:rsid="001e3ee6" officeooo:paragraph-rsid="001e3ee6" style:font-size-asian="31.5pt" style:font-weight-asian="bold" style:font-size-complex="36pt" style:font-weight-complex="bold"/>
    </style:style>
    <style:style style:name="P3" style:family="paragraph" style:parent-style-name="Standard">
      <style:paragraph-properties fo:text-align="center" style:justify-single-word="false"/>
      <style:text-properties fo:font-size="14pt" officeooo:rsid="001e3ee6" officeooo:paragraph-rsid="001e3ee6" style:font-size-asian="12.25pt" style:font-size-complex="14pt"/>
    </style:style>
    <style:style style:name="P4" style:family="paragraph" style:parent-style-name="Standard">
      <style:paragraph-properties fo:text-align="center" style:justify-single-word="false"/>
      <style:text-properties fo:font-size="14pt" fo:font-weight="bold" officeooo:rsid="001e3ee6" officeooo:paragraph-rsid="001e3ee6" style:font-size-asian="12.25pt" style:font-weight-asian="bold" style:font-size-complex="14pt" style:font-weight-complex="bold"/>
    </style:style>
    <style:style style:name="P5" style:family="paragraph" style:parent-style-name="Standard">
      <style:paragraph-properties fo:text-align="justify" style:justify-single-word="false"/>
      <style:text-properties fo:font-size="12pt" fo:font-weight="normal" officeooo:rsid="001e4949" officeooo:paragraph-rsid="001e4949"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2013fd" officeooo:paragraph-rsid="002013fd"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2013fd" officeooo:paragraph-rsid="00203caa"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officeooo:rsid="002013f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2">AsenZor</text:p>
      <text:p text:style-name="P3">Guía del Desarrollador</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Edición nº1</text:p>
      <text:p text:style-name="P3"><text:span text:style-name="T1">Por:</text:span> Jesús Abraham Zerpa Maldonado</text:p>
      <text:p text:style-name="P4"><text:soft-page-break/>PRELIMINARES</text:p>
      <text:p text:style-name="P4"/>
      <text:p text:style-name="P4">Reconocimientos</text:p>
      <text:p text:style-name="P4"/>
      <text:p text:style-name="P5">Primero que nada me gustaría comenzar agradeciendo a Dios ya que sin el nada de esto hubiera sido posible, ha sido el quien ha guiado todos mis pasos desde el inicio de este proyecto, es increíble saber sentir su fuerza mas aun en estos últimos meses, despertares intelectuales que aun cambiado mi forma de pensar hacia una cada vez mas madura, echos como conseguir un trabajo en mi área de especialidad, con la oportunidad de aprender muchas mas cosas fundamentales para mis proyectos profesionales abriéndome camino no solo en la programación sin ahora también al marketing y en el momento en que mas lo estaba necesitando, se puede decir que ahora veo las cosas con mas claridad.</text:p>
      <text:p text:style-name="P5"/>
      <text:p text:style-name="P5">En segundo lugar agradecer a mi madre con la que siempre estaré agradecido no solo por darme la vida sino también por toda su lucha para sacarme adelante y hacerme el hombre que hoy en día soy, si de alguien puedo decir que saque lo “echado para adelante” fue de ella, gracias por apoyarme en todas mis locuras jajaja. En tercer lugar a los demás mi<text:span text:style-name="T2">e</text:span>mbros de mi <text:span text:style-name="T2">familia</text:span> mi prima Lili (Carmen) quien aun en sus arranques por sus finanzas y la situación país ha sido mi escucha para mis ideas de negocio, a mi difunta tia Migue con quien <text:span text:style-name="T2">aprendí</text:span> a ser alguien intelectual y a definir mis creencias, ademas de haber sido mi madrina y socia de mi primer intento de legalizar una empresa. <text:s text:c="2"/></text:p>
      <text:p text:style-name="P5"/>
      <text:p text:style-name="P6">En cuarto lugar agradecer a esos profesores que han creído en mi, el Profesor Pedro Ocanto, El profesor Nairo, el profesor Julio Acosta.</text:p>
      <text:p text:style-name="P6"/>
      <text:p text:style-name="P7">En quinto lugar a mis amigos y compañeros de trabajo quienes en sana competencia, Criticas constructivas, formación de sociedades y dinámica de equipo me han enseñado a darme cuenta de muchos de mis errores y de buscar la manera de corregirlos</text:p>
      <text:p text:style-name="P7"/>
      <text:p text:style-name="P7"><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7T20:49:29.681583164</meta:creation-date>
    <dc:date>2016-12-27T21:24:09.305204561</dc:date>
    <meta:editing-duration>PT6M53S</meta:editing-duration>
    <meta:editing-cycles>2</meta:editing-cycles>
    <meta:generator>LibreOffice/5.2.3.3$Linux_x86 LibreOffice_project/d54a8868f08a7b39642414cf2c8ef2f228f780cf</meta:generator>
    <meta:document-statistic meta:table-count="0" meta:image-count="0" meta:object-count="0" meta:page-count="2" meta:paragraph-count="11" meta:word-count="321" meta:character-count="1849" meta:non-whitespace-character-count="1534"/>
  </office:meta>
</office:document-meta>
</file>